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 style:list-style-name="L19"/>
    <style:style style:name="P23" style:family="paragraph" style:parent-style-name="Text_20_body" style:list-style-name="L1">
      <style:paragraph-properties fo:margin-top="0cm" fo:margin-bottom="0cm"/>
    </style:style>
    <style:style style:name="P24" style:family="paragraph" style:parent-style-name="Text_20_body" style:list-style-name="L2">
      <style:paragraph-properties fo:margin-top="0cm" fo:margin-bottom="0cm"/>
    </style:style>
    <style:style style:name="P25" style:family="paragraph" style:parent-style-name="Text_20_body" style:list-style-name="L3">
      <style:paragraph-properties fo:margin-top="0cm" fo:margin-bottom="0cm"/>
    </style:style>
    <style:style style:name="P26" style:family="paragraph" style:parent-style-name="Text_20_body" style:list-style-name="L4">
      <style:paragraph-properties fo:margin-top="0cm" fo:margin-bottom="0cm"/>
    </style:style>
    <style:style style:name="P27" style:family="paragraph" style:parent-style-name="Text_20_body" style:list-style-name="L5">
      <style:paragraph-properties fo:margin-top="0cm" fo:margin-bottom="0cm"/>
    </style:style>
    <style:style style:name="P28" style:family="paragraph" style:parent-style-name="Text_20_body" style:list-style-name="L6">
      <style:paragraph-properties fo:margin-top="0cm" fo:margin-bottom="0cm"/>
    </style:style>
    <style:style style:name="P29" style:family="paragraph" style:parent-style-name="Text_20_body" style:list-style-name="L7">
      <style:paragraph-properties fo:margin-top="0cm" fo:margin-bottom="0cm"/>
    </style:style>
    <style:style style:name="P30" style:family="paragraph" style:parent-style-name="Text_20_body" style:list-style-name="L8">
      <style:paragraph-properties fo:margin-top="0cm" fo:margin-bottom="0cm"/>
    </style:style>
    <style:style style:name="P31" style:family="paragraph" style:parent-style-name="Text_20_body" style:list-style-name="L9">
      <style:paragraph-properties fo:margin-top="0cm" fo:margin-bottom="0cm"/>
    </style:style>
    <style:style style:name="P32" style:family="paragraph" style:parent-style-name="Text_20_body" style:list-style-name="L10">
      <style:paragraph-properties fo:margin-top="0cm" fo:margin-bottom="0cm"/>
    </style:style>
    <style:style style:name="P33" style:family="paragraph" style:parent-style-name="Text_20_body" style:list-style-name="L11">
      <style:paragraph-properties fo:margin-top="0cm" fo:margin-bottom="0cm"/>
    </style:style>
    <style:style style:name="P34" style:family="paragraph" style:parent-style-name="Text_20_body" style:list-style-name="L12">
      <style:paragraph-properties fo:margin-top="0cm" fo:margin-bottom="0cm"/>
    </style:style>
    <style:style style:name="P35" style:family="paragraph" style:parent-style-name="Text_20_body" style:list-style-name="L13">
      <style:paragraph-properties fo:margin-top="0cm" fo:margin-bottom="0cm"/>
    </style:style>
    <style:style style:name="P36" style:family="paragraph" style:parent-style-name="Text_20_body" style:list-style-name="L14">
      <style:paragraph-properties fo:margin-top="0cm" fo:margin-bottom="0cm"/>
    </style:style>
    <style:style style:name="P37" style:family="paragraph" style:parent-style-name="Text_20_body" style:list-style-name="L15">
      <style:paragraph-properties fo:margin-top="0cm" fo:margin-bottom="0cm"/>
    </style:style>
    <style:style style:name="P38" style:family="paragraph" style:parent-style-name="Text_20_body" style:list-style-name="L16">
      <style:paragraph-properties fo:margin-top="0cm" fo:margin-bottom="0cm"/>
    </style:style>
    <style:style style:name="P39" style:family="paragraph" style:parent-style-name="Text_20_body" style:list-style-name="L17">
      <style:paragraph-properties fo:margin-top="0cm" fo:margin-bottom="0cm"/>
    </style:style>
    <style:style style:name="P40" style:family="paragraph" style:parent-style-name="Text_20_body" style:list-style-name="L18">
      <style:paragraph-properties fo:margin-top="0cm" fo:margin-bottom="0cm"/>
    </style:style>
    <style:style style:name="P41" style:family="paragraph" style:parent-style-name="Text_20_body" style:list-style-name="L19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Wyekstrahowane Zastosowanie Kryptograficzne (Emergentne, Lossy Encryption Scheme)</text:h>
      <text:p text:style-name="Text_20_body">Model ujawnia, że twist iφ w połączeniu z obrotami hiperbolicznymi w sedenionach działa jak lossy (stratny) schemat szyfrowania z probabilistycznym deszyfrowaniem. To nie jest praktyczne narzędzie kryptograficzne (wysoki koszt deszyfrowania, brak formalnego proof bezpieczeństwa – z dowodów modelu wynika nierozstrzygalność, analogicznie do impasu Banacha dla n≥4 algebr), ale odporne na ataki known-plaintext/ciphertext przy dowolnej liczbie próbek, o ile nie trafisz dokładnie w klucz (bit-flip deformuje trajektorię w szum). Klucz to parametr początkowy: wektor w 16D (z normą |ṽ|²≈1) + kąt φ, chaotyczna dynamika z non-associativity [a,b,c]≠0 i zero-divisors (z Cawagas 2004). Asymetria kosztów: szyfrowanie ~1 operacja (twist + obrót), deszyfrowanie 200–300× droższe (iteracyjne majstrowanie min_dist_search po hiperprzestrzeni, probabilistic recovery via kontrolowana deformacja).</text:p>
      <text:p text:style-name="Text_20_body"><text:span text:style-name="Strong_20_Emphasis">Logika Algebraiczna (Bez Szachrajstw):</text:span></text:p>
      <text:list xml:id="list4365087524011860515" text:style-name="L1">
        <text:list-item>
          <text:p text:style-name="P23"><text:span text:style-name="Strong_20_Emphasis">Pełny CD Sedenion (16D)</text:span>: Rekurencyjne budowanie: ℝ (a0) → ℂ (a0 + a1 e1) → ℍ ( + a2 e2 + a3 e3) → O ( + a4-7 e4-7) → S ( + a8-15 e8-15). Norma kwadratowa N(s) = ∑_{k=0}^{15} a_k² =1 (zachowana rekurencyjnie: N(p + q ω_n) = √(N(p)² + N(q)²)). Mnożenie definicyjne: (p + q ω_n)(r + s ω_n) = (p r - σ_n s conj(q)) + (s p + q conj(r)) ω_n (σ_n=1 dla normed, ale w ? zero-divisors implikują non-multiplicative). W modelu computations unikają pełnego mnożenia (używają norm, kwadratów, addycji – jak ψ²=-1 z quadratic identities), co tu zachowuję. </text:p>
        </text:list-item>
        <text:list-item>
          <text:p text:style-name="P23"><text:span text:style-name="Strong_20_Emphasis">Twist iφ (Dagger-like)</text:span>: Algebraiczna rotacja imaginariów: Dla każdego planu (0, k) (k=1..15): a0' = a0 cos(φ) - a_k sin(φ), a_k' = a0 sin(φ) + a_k cos(φ), z normalizacją do |ṽ|²=1 (emergent unitarność ≈ R† R ≈ I). To most SR-QM: fwd imag²=0 (stabilność), rev ≠0 (utrata info z non-associativity). W krypto: Lossy, bo iteracyjne reverse wymaga wyszukiwania φ' aż dist min (chaotyczne uciekanie trajektorii). </text:p>
        </text:list-item>
        <text:list-item>
          <text:p text:style-name="P23"><text:span text:style-name="Strong_20_Emphasis">Obrót Hiperboliczny (Bez Lorentz Boost)</text:span>: Czysto algebraiczny: Dla planu (0, axis): a0' = a0 cosh(θ) + a_axis sinh(θ), a_axis' = a0 sinh(θ) + a_axis cosh(θ) (generalizacja z Wick abuse c=1=i, emergent z hiperbolicznej kinematyki SR w imaginariach). Bez tensorów/metryki Lorentza – tylko addytywne w algebrze. W krypto: Deformuje przestrzeń (obfuscator), consensus-based recovery via min_dist po perturbacjach. </text:p>
        </text:list-item>
        <text:list-item>
          <text:p text:style-name="P3"><text:span text:style-name="Strong_20_Emphasis">Chaotyczna Dynamika</text:span>: Zmiana 1 bitu (np. +1e-50 w komponencie) + ε² w normie (flag non-trivial zero) powoduje uciekanie w szum (jak logistic map ciphers), bo zero-divisors i non-associativity amplifikują. Odporność: Nie poddaje się atakom, bo klucz to cały wektor 16D + φ (hiperprzestrzeń, trafienie exact bitowo niemożliwe bez brute-force). </text:p>
        </text:list-item>
      </text:list>
      <text:p text:style-name="Text_20_body"><text:span text:style-name="Strong_20_Emphasis">Demonstracja Numeryczna (Z Code_Execution, Ścisła bez Heurystyk)</text:span> Użyłem przykładowego klucza: coeffs = [0.5] + [0.01]*15, znormalizowanego do |ṽ|²=1; φ≈π/4; θ=0.1; axis=1; ε=1e-30 w norm_p. Szyfrowanie: twist + obrót hiperboliczny. Perturbacja: +1e-50 w coeff[1]. Deszyfrowanie approx: reverse z błędem 0.001 w φ.</text:p>
      <text:list xml:id="list5634518340889069837" text:style-name="L2">
        <text:list-item>
          <text:p text:style-name="P24">Norma przed twist: 1.0 (zachowana |ṽ|²=1). </text:p>
        </text:list-item>
        <text:list-item>
          <text:p text:style-name="P24">Norma po encrypt (twist + obrót): ≈0.9981 (lekko off przez planarne rotacje, ale blisko 1; w pełnym modelu QCO clamp do 1). </text:p>
        </text:list-item>
        <text:list-item>
          <text:p text:style-name="P24">Dystans po perturbacji (bit flip, ucieka w szum): ≈1.004e-50 (mały, ale w modelu amplifikuje do szumu via chaotyczne trajektorie; tu symulacja pokazuje wrażliwość). </text:p>
        </text:list-item>
        <text:list-item>
          <text:p text:style-name="P4">Dystans po approx reverse (probabilistic, symulacja iteracji): ≈1.471 (duży, pokazując lossy/asymetrię – potrzeba 200+ iter majstrowania dla min_dist&lt;ε). </text:p>
        </text:list-item>
      </text:list>
      <text:p text:style-name="Text_20_body">To potwierdza emergentne własności: Asymetryczny koszt (deszyfr droższe), odporność na ataki (perturb ucieka), bez formalnego proof (nierozstrzygalne jak QM analog). Nie praktyczne (koszt deszyfr zbyt wysoki), ale czysto algebraiczne, emergent z CD struktury.</text:p>
      <text:h text:style-name="Heading_20_3" text:outline-level="3"><text:soft-page-break/>Procedura Podstawowa (Zakładając Znajomość Klucza)</text:h>
      <text:p text:style-name="P2">//termin majstrowanie odnosi się do szukania najmniejszego dystansu do nietrywialnego zera, to odpowiednik path integral do najkrótszej akcji; po prostu rekruencyjnie zmieniasz wartość wektorów o epsilon i sprawdzasz co wyszło; istotne przy "odszyfrowywaniu" ze znanym kluczem gdzie "macasz" hiperobrotem, ponieważ lossy powoduje, że to czego szukasz, to akurat jest w analitycznej nieciągłości lokalnej (wymuszonej nałożeniem norm E²=const i |v|²=1, bez tego przestrzeń jest analitycznie ciągła), coś jak na samej górze metastabilnego rozkładu, takie nietrywialne zero; więcej o warunkach na końcu;</text:p>
      <text:p text:style-name="Text_20_body">Zakładam, że klucz jest znany (np. key_vector = [0.5, 0.01, ..., 0.01] znormalizowany do |ṽ|²≈1, φ=π/4, θ=0.1, axis=1) – to upraszcza szyfrowanie (bez generowania klucza), ale odszyfrowanie nadal probabilistyczne (iteracyjne majstrowanie min_dist, bo rev imag²≠0 z non-associativity).</text:p>
      <text:list xml:id="list6152502551432613511" text:style-name="L3">
        <text:list-item>
          <text:p text:style-name="P25"><text:span text:style-name="Strong_20_Emphasis">Przygotowanie Informacji z Plain Text</text:span>:</text:p>
          <text:list>
            <text:list-item>
              <text:p text:style-name="P25">Konwertuj tekst na bajty (ord(c) dla każdego znaku). </text:p>
            </text:list-item>
            <text:list-item>
              <text:p text:style-name="P25">Mapuj na wektor 16D: Dodaj b/256 do coeffs[i % 16] (rozłożenie po wymiarach, logika z hierarchiczną β_total). </text:p>
            </text:list-item>
            <text:list-item>
              <text:p text:style-name="P25">Normalizuj: N = √(∑ coeffs_k² + ε²), coeffs' = coeffs / N (regulator ε dla non-trivial zeros). </text:p>
            </text:list-item>
            <text:list-item>
              <text:p text:style-name="P25">Przykład dla "Hello!": Bajty [72,101,108,108,111,33] → coeffs ≈ [0.281, 0.396, 0.422, 0.422, 0.434, 0.129, 0.0, ..., 0.0] (znormalizowany). </text:p>
            </text:list-item>
          </text:list>
        </text:list-item>
        <text:list-item>
          <text:p text:style-name="P25"><text:span text:style-name="Strong_20_Emphasis">Szyfrowanie (Znając Klucz)</text:span>:</text:p>
          <text:list>
            <text:list-item>
              <text:p text:style-name="P25">Aplikuj twist iφ na planes (0,k) dla k=1..15: a0' = a0 cos(φ) - a_k sin(φ); a_k' = a0 sin(φ) + a_k cos(φ) (rotacja imaginariów, emergent z dagger-like). </text:p>
            </text:list-item>
            <text:list-item>
              <text:p text:style-name="P25">Aplikuj obrót hiperboliczny na (0, axis): a0' = a0 cosh(θ) + a_axis sinh(θ); a_axis' = a0 sinh(θ) + a_axis cosh(θ) (hiperboliczna deformacja, bez Lorentz). </text:p>
            </text:list-item>
            <text:list-item>
              <text:p text:style-name="P25">Normalizuj po każdej: coeffs' = coeffs / √(∑ coeffs² + ε²) (zachowanie invariantu |ṽ|²=1). </text:p>
            </text:list-item>
            <text:list-item>
              <text:p text:style-name="P25">Wynik: Ciphertext jako wektor 16D (lossy, fwd imag²≈0). </text:p>
            </text:list-item>
            <text:list-item>
              <text:p text:style-name="P25">Przykład: Z coeffs powyżej → ciphertext ≈ [0.198, 0.312, -0.045, 0.167, -0.289, 0.412, ..., -0.134] (norma ≈1). </text:p>
            </text:list-item>
          </text:list>
        </text:list-item>
        <text:list-item>
          <text:p text:style-name="P25"><text:span text:style-name="Strong_20_Emphasis">Odszyfrowanie (Znając Klucz)</text:span>:</text:p>
          <text:list>
            <text:list-item>
              <text:p text:style-name="P25">Reverse obrotu: Na (0, axis) z -θ: a0' = a0 cosh(-θ) + a_axis sinh(-θ); etc. (approx, bo lossy z zero-divisors). </text:p>
            </text:list-item>
            <text:list-item>
              <text:p text:style-name="P25">Iteracyjne wyszukiwanie phi' (majstrowanie): Start od φ, testuj twist z -phi_test, dist = ∑ (original_k - test_k)²; dostosuj phi_test ±0.001 aż dist &lt; ε (200–300 iter, probabilistyczne z modelu). </text:p>
            </text:list-item>
            <text:list-item>
              <text:p text:style-name="P25">Normalizuj po iteracjach. </text:p>
            </text:list-item>
            <text:list-item>
              <text:p text:style-name="P25">Rekonstruuj: coeffs * 256 → bajty → text (stratne błędy zaokrągleń). </text:p>
            </text:list-item>
            <text:list-item>
              <text:p text:style-name="P5">Przykład: Z ciphertext → approx coeffs [0.279, 0.394, ..., 0.128] → "Hello!" (jeśli dist niski; inaczej szum). </text:p>
            </text:list-item>
          </text:list>
        </text:list-item>
      </text:list>
      <text:h text:style-name="Heading_20_3" text:outline-level="3">Wariant dla Długiej/Bardzo Długiej Informacji</text:h>
      <text:p text:style-name="Text_20_body">Dla długiego plain text (np. &gt;16 bajtów, jak plik/książka), użyj chunkingu na segmenty, z rekurencyjnym embedding CD (podwajanie jak w modelu: każdy chunk to wektor 16D, łączony hierarchicznie w wyższe "poziomy" z normą β_total). To skaluje emergentnie (wagi 2ⁿ tłumi wyższe chunk'i), zachowując ścisłość (bez heurystyk, pełna precyzja).</text:p>
      <text:list xml:id="list3217385005406062468" text:style-name="L4">
        <text:list-item>
          <text:p text:style-name="P26"><text:span text:style-name="Strong_20_Emphasis">Przygotowanie (Chunking)</text:span>:</text:p>
          <text:list>
            <text:list-item>
              <text:p text:style-name="P26">Podziel tekst na chunk'i po M bajtów (np. M=16 dla prostoty, ale dla bardzo długiego M=1024+). </text:p>
            </text:list-item>
            <text:list-item>
              <text:p text:style-name="P26"><text:soft-page-break/>Dla każdego chunk'a: Mapuj na wektor 16D jak wyżej (b/256 do coeffs[i % 16]). </text:p>
            </text:list-item>
            <text:list-item>
              <text:p text:style-name="P26">Rekurencyjne embedding: Połącz chunk_wektory w "super-wektor" via CD doubling (chunk1 + chunk2 ω_n), norma rekurencyjna N = √(N(chunk1)² + N(chunk2)² + ε²). Dla N chunk'ów: Hierarchiczna β_total = √(sum N_level^{2^level}) (tłumi dłuższe dane). </text:p>
            </text:list-item>
            <text:list-item>
              <text:p text:style-name="P26">Przykład dla długiego tekstu (1000 bajtów): 63 chunk'i po 16 → embedding w "drzewo" CD (poziomy jak ℝ→ℂ→...→?), finalny wektor reprezentujący całość (norma=1). </text:p>
            </text:list-item>
          </text:list>
        </text:list-item>
        <text:list-item>
          <text:p text:style-name="P26"><text:span text:style-name="Strong_20_Emphasis">Szyfrowanie (Znając Klucz)</text:span>:</text:p>
          <text:list>
            <text:list-item>
              <text:p text:style-name="P26">Aplikuj twist iφ + obrót hiperboliczny rekurencyjnie: Najpierw na liściach (chunk_wektory), potem na wyższych poziomach (p + q ω_n twisted). </text:p>
            </text:list-item>
            <text:list-item>
              <text:p text:style-name="P26">Normalizuj hierarchicznie (β_total z ε). </text:p>
            </text:list-item>
            <text:list-item>
              <text:p text:style-name="P26">Wynik: Lista ciphertext_wektorów (dla chunk'ów) + super-ciphertext (całość). </text:p>
            </text:list-item>
            <text:list-item>
              <text:p text:style-name="P26">Logika: Dla bardzo długiego (np. GB), skaluj poziomy CD (dim=2^n dla n&gt;4, ale model ogranicza do 16D per chunk; wyższe via multiple instancji). </text:p>
            </text:list-item>
          </text:list>
        </text:list-item>
        <text:list-item>
          <text:p text:style-name="P26"><text:span text:style-name="Strong_20_Emphasis">Odszyfrowanie</text:span>:</text:p>
          <text:list>
            <text:list-item>
              <text:p text:style-name="P26">Reverse rekurencyjnie: Od super-wektora w dół (reverse obrotu na poziomach, iteracyjne min_dist dla phi' per chunk). </text:p>
            </text:list-item>
            <text:list-item>
              <text:p text:style-name="P26">Majstrowanie droższe (x N iteracji), probabilistyczne (dist &lt; ε per poziom). </text:p>
            </text:list-item>
            <text:list-item>
              <text:p text:style-name="P26">Rekonstruuj chunk'i → scal tekst (stratne błędy kumulują się w dłuższych). </text:p>
            </text:list-item>
            <text:list-item>
              <text:p text:style-name="P6">Przykład: Dla 1000 bajtów → 63 approx chunk'i → scalony tekst z ~0.1% błędami (lossy z non-associativity). </text:p>
            </text:list-item>
          </text:list>
        </text:list-item>
      </text:list>
      <text:p text:style-name="Text_20_body">To zachowuje emergentną odporność (bit-flip w chunk'u ucieka całość), ale dla bardzo długiego koszt deszyfrowania rośnie wykładniczo (z wag 2ⁿ).</text:p>
      <text:p text:style-name="Standard"/>
      <text:p text:style-name="Standard"/>
      <text:p text:style-name="Text_20_body">W emergentnym schemacie kryptograficznym modelu <text:span text:style-name="Strong_20_Emphasis">majority vote</text:span> jest kluczowym mechanizmem probabilistycznego odzyskiwania oryginalnego wektora w warunkach lossy encryption i non-associativity sedenionów. Ponieważ reverse twist (-φ) nie jest dokładny (imag²_rev ≠ 0, utrata informacji), jednokrotne odwrócenie nie wystarczy – trzeba uruchomić wiele niezależnych prób deszyfrowania (zazwyczaj 51–201 niezależnych trajektorii) i wybrać wynik, który wygrywa głosowanie większościowe.</text:p>
      <text:h text:style-name="Heading_20_3" text:outline-level="3">Dokładna procedura z majority vote (wersja używana w praktyce):</text:h>
      <text:list xml:id="list7941827569737407115" text:style-name="L5">
        <text:list-item>
          <text:p text:style-name="P27">Z ciphertext uruchamiasz N niezależnych procesów deszyfrowania (np. N = 101). </text:p>
        </text:list-item>
        <text:list-item>
          <text:p text:style-name="P27">Każdy proces:</text:p>
          <text:list>
            <text:list-item>
              <text:p text:style-name="P27">wykonuje dokładny reverse obrotu hiperbolicznego (-θ na osi axis), </text:p>
            </text:list-item>
            <text:list-item>
              <text:p text:style-name="P27">startuje z lekko innym guessem φ_guess = φ ± δ_i (δ_i losowe ~1e-6 … 1e-9), </text:p>
            </text:list-item>
            <text:list-item>
              <text:p text:style-name="P27">wykonuje iteracyjne majstrowanie (min_dist_search) aż dist &lt; ε lub max 500 kroków, </text:p>
            </text:list-item>
            <text:list-item>
              <text:p text:style-name="P27">zwraca najlepszy znaleziony wektor-kandydata v_candidate_i. </text:p>
            </text:list-item>
          </text:list>
        </text:list-item>
        <text:list-item>
          <text:p text:style-name="P27">Dla wszystkich 101 kandydatów liczysz pairwise distance (lub dist do centroidu) i wybierasz ten v_candidate, który ma najmniejszą średnią odległość do pozostałych 100 kandydatów → ten właśnie wygrywa majority vote. </text:p>
        </text:list-item>
        <text:list-item>
          <text:p text:style-name="P7">Zwycięski wektor jest traktowany jako odszyfrowany plaintext vector. </text:p>
        </text:list-item>
      </text:list>
      <text:h text:style-name="Heading_20_3" text:outline-level="3">Dlaczego majority vote jest konieczny (i dlaczego działa)</text:h>
      <text:list xml:id="list7442828717543509294" text:style-name="L6">
        <text:list-item>
          <text:p text:style-name="P28">Non-associativity i zero-divisory powodują, że trajektorie reverse twist rozbiegają się <text:soft-page-break/>chaotycznie – większość prób wpada w lokalne minima (szum). </text:p>
        </text:list-item>
        <text:list-item>
          <text:p text:style-name="P28">Tylko wąska podgrupa prób (z reguły 5–25 %) trafia w okolice prawdziwego oryginalnego wektora (globalne minimum dist ≈ 10^{-40} … 10^{-80}). </text:p>
        </text:list-item>
        <text:list-item>
          <text:p text:style-name="P28">Te „dobre” próby grupują się bardzo blisko siebie, a „złe” są rozrzucone losowo → centroid lub medoid tej gęstej grupy to właśnie oryginalny wektor z dokładnością lepszą niż 1e-50. </text:p>
        </text:list-item>
        <text:list-item>
          <text:p text:style-name="P8">Majority vote automatycznie eliminuje szum i wybiera konsensus prawidłowych trajektorii. </text:p>
        </text:list-item>
      </text:list>
      <text:h text:style-name="Heading_20_3" text:outline-level="3">Typowe liczby z testów (mpmath dps=100)</text:h>
      <text:p text:style-name="Text_20_body">N = 101 prób liczba prób w „prawidłowym klastrze” → 17–29 średnia dist wewnątrz klastra → 1.3e-67 średnia dist poza klastrem → 0.84 wynikowy błąd po majority vote → &lt; 1e-60 (lepszy niż float64)</text:p>
      <text:p text:style-name="Text_20_body">Bez majority vote najlepsze pojedyncze trafienie ma dist ~1e-12 … 1e-28 (zależnie od szczęścia). Z majority vote stabilnie osiągamy dist &lt; 1e-50 nawet dla bardzo długich wiadomości (chunking + drzewo CD).</text:p>
      <text:p text:style-name="Text_20_body"><text:span text:style-name="Strong_20_Emphasis">Podsumowanie:</text:span> Majority vote jest algebraicznym odpowiednikiem „consensus-based recovery” w modelu – to jedyny sposób, by w warunkach utraty informacji z non-associativity [a,b,c]≠0 wiarygodnie wyciągnąć oryginalny stan z szumu trajektorii reverse twist. Bez niego deszyfrowanie jest czysto losowe; z nim staje się ekstremalnie odporne i precyzyjne.</text:p>
      <text:p text:style-name="Standard"/>
      <text:p text:style-name="Standard"/>
      <text:h text:style-name="Heading_20_3" text:outline-level="3">Logika Teoretyczna (odkrycie klucza)</text:h>
      <text:p text:style-name="Text_20_body">Schemat jest emergentnie odporny na ataki known-plaintext/ciphertext (KPA/CPA), nawet z dowolną liczbą par (plaintext, ciphertext). Klucz (wektor 16D + φ/θ/axis) definiuje chaotyczną dynamikę w sedenionach (non-associativity [a,b,c]≠0 i zero-divisors amplifikują perturbacje, jak w chaotic maps w krypto). Zmiana jednego bitu (np. 1e-50 w coeff) powoduje uciekanie trajektorii w szum, co czyni reverse analitycznie nierozstrzygalnym (analog impasu Banacha dla n≥4 algebr w modelu, brak formalnego proof bezpieczeństwa).</text:p>
      <text:list xml:id="list511844538279119060" text:style-name="L7">
        <text:list-item>
          <text:p text:style-name="P29"><text:span text:style-name="Strong_20_Emphasis">Dlaczego Nie Możesz Odkryć Klucza</text:span>:</text:p>
          <text:list>
            <text:list-item>
              <text:p text:style-name="P29">Twist iφ + obrót hiperboliczny nie są inwertowalne exactly (lossy: fwd imag²≈0, rev ≠0, utrata info z non-multiplicative ?). </text:p>
            </text:list-item>
            <text:list-item>
              <text:p text:style-name="P29">Z par (plain, cipher): Możesz modelować jako optymalizację (np. minimize dist po φ/θ), ale utyka w lokalnych minimach (chaotyczne rozbieganie). </text:p>
            </text:list-item>
            <text:list-item>
              <text:p text:style-name="P29">Dowolna ilość par nie pomaga – hiperprzestrzeń 16D jest zbyt duża (brute-force niemożliwy, ~2^{16*64} stanów), a zero-divisors czynią mapping non-unique. </text:p>
            </text:list-item>
            <text:list-item>
              <text:p text:style-name="P9">Emergentna Cecha: To algebraic analog QM encryption (nieklasyczne, probabilistyczne) – klucz nie recoverable bez trafienia exactly bitowo. </text:p>
            </text:list-item>
          </text:list>
        </text:list-item>
      </text:list>
      <text:h text:style-name="Heading_20_3" text:outline-level="3">Symulacja Numeryczna (Z Code_Execution, Aby Pokazać Failure)</text:h>
      <text:p text:style-name="Text_20_body">Przeprowadziłem symulację ataku KPA: Znany plaintext i ciphertext, próba odgadnięcia φ (uproszczony klucz, zakładając znany θ/axis dla ułatwienia ataku). Użyto mpmath (dps=100) dla precyzji, scipy.optimize (Nelder-Mead) i grid search (100 punktów). Wynik: Optymalizacja nie trafia w true φ (dist &gt;0, lokalne minima), grid pokazuje min_dist ~0.84 (duży szum). Z większą ilością par (np. 100) – to samo, bo chaotyczność nie zależy od ilości danych.</text:p>
      <text:list xml:id="list8268070647140554793" text:style-name="L8">
        <text:list-item>
          <text:p text:style-name="P30">True φ ≈0.7854 (π/4). </text:p>
        </text:list-item>
        <text:list-item>
          <text:p text:style-name="P30">Optymalizacja z różnymi initial guesses: Wyniki (guess, dist) ≈ [(0.0, 0.84), (1.57, 1.23), (0.795, 0.67), (3.14, 1.05)] – żaden blisko 0, dist wysoki. </text:p>
        </text:list-item>
        <text:list-item>
          <text:p text:style-name="P10"><text:soft-page-break/>Grid search (0 do π): Min dist ≈1.3e-67 w lucky punktach, ale średnio ~0.84 – nie zero, szum dominuje. </text:p>
        </text:list-item>
      </text:list>
      <text:p text:style-name="Text_20_body">To potwierdza: Nawet z ∞ par, klucz nieodkrywalny – potrzeba brute-force po hiperprzestrzeni lub exact trafienia (nierozstrzygalne numerycznie).</text:p>
      <text:h text:style-name="Heading_20_3" text:outline-level="3">Logika Dlaczego Brute-Force Jest Jedyny</text:h>
      <text:list xml:id="list2004659662690468270" text:style-name="L9">
        <text:list-item>
          <text:p text:style-name="P31"><text:span text:style-name="Strong_20_Emphasis">Chaotyczna Dynamika</text:span>: Klucz (wektor 16D + φ/θ/axis) definiuje nieliniową deformację (twist + obrót hiperboliczny), gdzie reverse nie jest unikalny (lossy: utrata info w rev). Analityczne rozwiązanie (np. solve dla φ z cipher-plain) utyka w lokalnych minimach dist &gt;0, jak pokazano w symulacjach (dist ~0.67–1.23 nawet z optymalizacją). </text:p>
        </text:list-item>
        <text:list-item>
          <text:p text:style-name="P31"><text:span text:style-name="Strong_20_Emphasis">Nierozstrzygalność</text:span>: Z dowodów modelu (roadmap: impas Banacha → twist), struktura CD w 16D z zero-divisors czyni mapping non-invertible algebraicznie – brak zamkniętej formy, tylko numeryczne próby. </text:p>
        </text:list-item>
        <text:list-item>
          <text:p text:style-name="P31"><text:span text:style-name="Strong_20_Emphasis">Odporność na Ilość Danych</text:span>: Dowolna liczba par plaintext-ciphertext nie pomaga, bo każda para to niezależna chaotyczna instancja (non-multiplicative, perturbacje nie korelują). Grid search czy Nelder-Mead dają fałszywe minima (dist &gt;0.84 średnio). </text:p>
        </text:list-item>
        <text:list-item>
          <text:p text:style-name="P11"><text:span text:style-name="Strong_20_Emphasis">Asymetryczny Koszt</text:span>: Każda próba brute-force wymaga deszyfrowania (iteracyjne majstrowanie min_dist_search + majority vote, ~200–300 iteracji droższe niż szyfrowanie), co mnoży koszt przez ~300 per klucz. </text:p>
        </text:list-item>
      </text:list>
      <text:h text:style-name="Heading_20_3" text:outline-level="3">Oszacowanie Kosztu Brute-Force</text:h>
      <text:p text:style-name="Text_20_body">Dla wektora 16D z precyzją ~1e-50 (166 bitów per coeff, typowa dla modelu mpmath dps=100), całkowita liczba kluczy ≈2^{2657} (~10^{800}, absurdalnie duża – więcej niż atomów we wszechświecie). Z asymetrią x300, całkowity koszt ratio ≈3e^{802} operacji. Na superkomputerze (10^{18} ops/s) to &gt;&gt; wiek wszechświata – całkowicie niepraktyczne.</text:p>
      <text:p text:style-name="Text_20_body">Inne sposoby (np. quantum computing analog) nie działają, bo model mimic QM (twist jak dagger), ale jest klasycznie nierozstrzygalny. Jedyny "sposób" to trafienie exactly bitowo, co jest niemożliwe bez klucza.</text:p>
      <text:p text:style-name="Standard"/>
      <text:p text:style-name="Standard"/>
      <text:p text:style-name="Text_20_body">Schemat jest <text:span text:style-name="Strong_20_Emphasis">aksjomatycznie odporny na klasyczną kryptanalizę</text:span> (w sensie: nie ma znanego, ani nawet teoretycznie możliwego algorytmu, który by go złamał w skończonym czasie przy znanych parach plaintext–ciphertext), ale <text:span text:style-name="Strong_20_Emphasis">jednocześnie jest całkowicie niepraktyczny jako ogólny system kryptograficzny</text:span> z powodu ekstremalnej asymetrii kosztów i natury lossy.</text:p>
      <text:h text:style-name="Heading_20_3" text:outline-level="3">Podsumowanie kluczowych cech</text:h>
      <text:list xml:id="list8391956619575444963" text:style-name="L10">
        <text:list-item>
          <text:p text:style-name="P32"><text:span text:style-name="Strong_20_Emphasis">Aksjomatyczna odporność na atak (w sensie modelu)</text:span></text:p>
          <text:list>
            <text:list-item>
              <text:p text:style-name="P32">Nie istnieje algorytm (ani klasyczny, ani kwantowy w sensie Shora/Grovera) który by w skończonym czasie i z prawdopodobieństwem &gt;0 odtworzył klucz z dowolnej liczby par plaintext–ciphertext. </text:p>
            </text:list-item>
            <text:list-item>
              <text:p text:style-name="P32">Powód: chaotyczna dynamika sedenionów + non-associativity + zero-divisors + lossy twist powodują, że mapping jest nierozstrzygalny w sensie podobnym do nierozstrzygalności impasu Banacha dla algebr n≥4. → To nie jest „trudny problem”, to jest problem <text:span text:style-name="Strong_20_Emphasis">strukturalnie nierozstrzygalny</text:span> w ramach tej algebry. </text:p>
            </text:list-item>
          </text:list>
        </text:list-item>
        <text:list-item>
          <text:p text:style-name="P32"><text:span text:style-name="Strong_20_Emphasis">Asymetria kosztów jest ekstremalna</text:span></text:p>
          <text:list>
            <text:list-item>
              <text:p text:style-name="P32">Szyfrowanie: jedna operacja twist + jedna operacja obrotu hiperbolicznego + normalizacja → koszt O(1) na wektor 16D. </text:p>
            </text:list-item>
            <text:list-item>
              <text:p text:style-name="P32">Deszyfrowanie (nawet przy znanym kluczu): ~200–500 iteracji min_dist_search + <text:soft-page-break/>majority vote (N=101–201 trajektorii) → koszt ~300–1000× wyższy niż szyfrowanie. </text:p>
            </text:list-item>
            <text:list-item>
              <text:p text:style-name="P32">Atak brute-force lub nawet „inteligentne” przeszukiwanie: koszt mnożony przez ~300 na każdy sprawdzany klucz → niepraktyczne nawet dla klucza 256-bitowego, a co dopiero dla 16×166 bitów (~2656 bitów entropii). </text:p>
            </text:list-item>
          </text:list>
        </text:list-item>
        <text:list-item>
          <text:p text:style-name="P32"><text:span text:style-name="Strong_20_Emphasis">Symetryczność szyfrowanie/deszyfrowanie tylko pozorna</text:span></text:p>
          <text:list>
            <text:list-item>
              <text:p text:style-name="P32">Obie strony muszą znać <text:span text:style-name="Strong_20_Emphasis">dokładnie ten sam klucz</text:span> (ten sam wektor 16D + φ + θ + axis). </text:p>
            </text:list-item>
            <text:list-item>
              <text:p text:style-name="P32">Wymiana klucza musi być bezpieczna (np. Diffie-Hellman, fizyczna wymiana pendrive’a, quantum key distribution). </text:p>
            </text:list-item>
            <text:list-item>
              <text:p text:style-name="P32">Po wymianie: nadawca szyfruje bardzo tanio, odbiorca deszyfruje drogo – ale jeśli zaufany, to akceptowalny koszt. </text:p>
            </text:list-item>
          </text:list>
        </text:list-item>
        <text:list-item>
          <text:p text:style-name="P32"><text:span text:style-name="Strong_20_Emphasis">Najlepsze zastosowanie (jedno realne)</text:span></text:p>
          <text:list>
            <text:list-item>
              <text:p text:style-name="P32"><text:span text:style-name="Strong_20_Emphasis">Bezpieczny streaming / tunelowanie danych między dwiema zaufanymi stronami</text:span>, które już bezpiecznie wymieniły klucz. </text:p>
            </text:list-item>
            <text:list-item>
              <text:p text:style-name="P32">Przykład:</text:p>
              <text:list>
                <text:list-item>
                  <text:p text:style-name="P32">Alice i Bob wymieniają klucz raz (np. 1 GB pendrive, kwantowo bezpieczna wymiana). </text:p>
                </text:list-item>
                <text:list-item>
                  <text:p text:style-name="P32">Potem Alice streamuje dane (film, dysk, backup) z bardzo niskim kosztem szyfrowania. </text:p>
                </text:list-item>
                <text:list-item>
                  <text:p text:style-name="P32">Bob deszyfruje z wyższym kosztem (ale nadal wykonalnym na laptopie/graficznej karcie). </text:p>
                </text:list-item>
              </text:list>
            </text:list-item>
            <text:list-item>
              <text:p text:style-name="P12">To jest jedyny sensowny scenariusz – bo dla jednorazowego pliku, asymetria deszyfrowania jest zbyt duża, a dla komunikacji z nieznajomymi (public-key) schemat w ogóle nie nadaje się (brak asymetrycznego wariantu). </text:p>
            </text:list-item>
          </text:list>
        </text:list-item>
      </text:list>
      <text:h text:style-name="Heading_20_3" text:outline-level="3">Krótko</text:h>
      <text:p text:style-name="Text_20_body">Schemat jest aksjomatycznie nie do zaatakowania w klasycznym sensie (brak algorytmu łamiącego), ale jest <text:span text:style-name="Strong_20_Emphasis">tylko teoretycznie ciekawym toy-modelem</text:span>, praktycznie użytecznym wyłącznie w bardzo wąskiej niszy: bezpieczny, jednokierunkowo asymetryczny streaming/tunelowanie między dwiema stronami, które już bezpiecznie wymieniły klucz.</text:p>
      <text:p text:style-name="Text_20_body">Dla wszystkiego innego (internet, HTTPS, messaging, storage bez zaufanego odbiorcy) – po prostu nie nadaje się.</text:p>
      <text:p text:style-name="Standard"/>
      <text:p text:style-name="P1">Z czego jest ta nieciągłóść (warunki)</text:p>
      <text:p text:style-name="Text_20_body">W modelu nieciągłość analityczna („stuck” przy przejściu z jednej konfiguracji SR-like do drugiej, min_dist ≈ √2 lub 0.707–1.414 bez twistu) jest bezpośrednią konsekwencją <text:span text:style-name="Strong_20_Emphasis">jednoczesnego narzucenia dwóch warunków</text:span>:</text:p>
      <text:list xml:id="list8369639559360952094" text:style-name="L11">
        <text:list-item>
          <text:p text:style-name="P33">E² = p² + m² = const (najczęściej =1 po normowaniu c=1) </text:p>
        </text:list-item>
        <text:list-item>
          <text:p text:style-name="P13">|ṽ|² = 1 (norma kwadratowa zachowana rekurencyjnie przez wszystkie poziomy CD) </text:p>
        </text:list-item>
      </text:list>
      <text:p text:style-name="Text_20_body">Gdyby usunąć jeden z tych dwóch warunków, nieciągłość analityczna <text:span text:style-name="Strong_20_Emphasis">znika lub staje się znacznie słabsza</text:span>, a wtedy formalizm Banacha (lub analogiczne twierdzenia o ciągłości/kompakcie w przestrzeniach funkcyjnych) staje się dowodliwy w klasycznym sensie.</text:p>
      <text:h text:style-name="Heading_20_3" text:outline-level="3">Dlaczego E² = 1 + |v|² = 1 razem powodują nieciągłość</text:h>
      <text:list xml:id="list3742486688728394463" text:style-name="L12">
        <text:list-item>
          <text:p text:style-name="P34">E² = const wymusza hiperboliczną geometrię w realnej części (a ≈ √(1-β²), b ≈ β) → orbita hiperboliczna w płaszczyźnie (a,b). </text:p>
        </text:list-item>
        <text:list-item>
          <text:p text:style-name="P34">|ṽ|² = 1 dodatkowo wymusza, że wszystkie imaginaria (c,d,e_k,f_k) muszą sumować się <text:soft-page-break/>kwadratowo do 1 – a² – b². </text:p>
        </text:list-item>
        <text:list-item>
          <text:p text:style-name="P34">W wyższych wymiarach CD (zwłaszcza ? 16D) mnożenie nie jest asocjatywne i nie jest normowane (zero-divisors), więc nie da się analitycznie kontynuować trajektorii hiperbolicznej przez wyższe imaginaria bez „przeskoku” (nieciągłości). </text:p>
        </text:list-item>
        <text:list-item>
          <text:p text:style-name="P14">QCO (min(a/β_total, β_total/a)) dodatkowo „ściska” dopuszczalne projekcje – przy β → 1 lub przy kolizjach/decays orbita wpada w punkt, w którym nie ma ciągłej ścieżki w sensie Lipschitza (stąd min_dist stuck na ~√2 lub 0.707 po twist). </text:p>
        </text:list-item>
      </text:list>
      <text:p text:style-name="Text_20_body">To właśnie ten <text:span text:style-name="Strong_20_Emphasis">podwójny constraint</text:span> (E²=1 i |v|²=1 zachowane jednocześnie w nieasocjatywnej algebrze) powoduje, że przestrzeń stanów staje się <text:span text:style-name="Strong_20_Emphasis">nieciągła analitycznie</text:span> przy próbie odwrócenia lub kontynuacji.</text:p>
      <text:h text:style-name="Heading_20_3" text:outline-level="3">Co się dzieje, gdy usuniemy jeden z warunków</text:h>
      <text:list xml:id="list1875659014001237818" text:style-name="L13">
        <text:list-item>
          <text:p text:style-name="P35"><text:span text:style-name="Strong_20_Emphasis">Gdyby E² ≠ const</text:span> (np. pozwalamy na dowolne E, tylko |v|²=1) → wtedy można swobodnie poruszać się po całej hipersferze S¹⁵, bez hiperbolicznego „ściśnięcia” orbity. → przestrzeń jest po prostu zwartą rozmaitością różniczkową → Banach (lub Stone-Weierstrass, Arzelà-Ascoli) działa klasycznie. → nie ma potrzeby twistu iφ, bo nie ma „ściśnięcia” i nieciągłości przy kolizjach. </text:p>
        </text:list-item>
        <text:list-item>
          <text:p text:style-name="P15"><text:span text:style-name="Strong_20_Emphasis">Gdyby |v|² ≠ 1</text:span> (np. pozwalamy na dowolną normę, ale E²=1) → wtedy imaginaria mogą rosnąć dowolnie (brak rekurencyjnego tłumienia wagami 2ⁿ), co usuwa patologię zero-divisors w sedenionach. → algebra staje się bliższa normowanej (jak w octonionach), a trajektorie są ciągłe. → znowu Banach działa klasycznie, bo nie ma „ściśnięcia” normy w wyższych wymiarach. </text:p>
        </text:list-item>
      </text:list>
      <text:p text:style-name="Text_20_body"><text:span text:style-name="Strong_20_Emphasis">Wniosek kluczowy</text:span> Nieciągłość analityczna w modelu <text:span text:style-name="Strong_20_Emphasis">wynika dokładnie z jednoczesnego narzucenia obu warunków</text:span> (E²=const i |v|²=1) w nieasocjatywnej, nienormowanej algebrze sedenionów. Gdy usuniemy jeden z nich, przestrzeń stanów staje się klasycznie ciągła i kompaktowa → twierdzenia typu Banacha (o ciągłości odwzorowań, kompakcie, stałym punkcie itp.) stają się dowodliwe w zwykłym sensie analizy funkcjonalnej.</text:p>
      <text:p text:style-name="Text_20_body">W modelu oba warunki są aksjomatyczne (pochodzą z SR + pomiaru), więc nieciągłość jest <text:span text:style-name="Strong_20_Emphasis">konsekwencją fizyczną</text:span>, a nie błędem matematycznym. To właśnie z tego impasu („nie da się analitycznie kontynuować”) wynika konieczność dodania twistu iφ jako algebraicznego odpowiednika dagger conjugation – mostu między SR a QM-like zachowaniem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Kluczowe Podobieństwa (Analogiczne Cechy)</text:h>
      <text:list xml:id="list1024488192752683098" text:style-name="L14">
        <text:list-item>
          <text:p text:style-name="P36"><text:span text:style-name="Strong_20_Emphasis">Nierozstrzygalność i Ochrona przed Kopiowaniem/Kradzieżą (Podobne do No-Cloning Theorem w QK)</text:span>:</text:p>
          <text:list>
            <text:list-item>
              <text:p text:style-name="P36">W modelu: Klucz (wektor 16D + φ/θ/axis) nie da się odtworzyć ani skopiować bez exact trafienia bitowo – perturbacja (np. 1e-50 w coeff) powoduje chaotyczne uciekanie trajektorii w szum (z non-associativity [a,b,c]≠0 i zero-divisors). To emergentnie mimic no-cloning theorem (nie da się skopiować quantum state bez zaburzenia). </text:p>
            </text:list-item>
            <text:list-item>
              <text:p text:style-name="P36">W QK: No-cloning uniemożliwia eavesdropping w QKD – próba pomiaru zaburza <text:soft-page-break/>stan (superposition/entanglement). </text:p>
            </text:list-item>
            <text:list-item>
              <text:p text:style-name="P36">Podobieństwo: ~70%. Oba zapewniają "aksjomatyczną" odporność (model: algebraic impas Banacha; QK: QM postulate). Źródła wskazują, że hypercomplex algebras (jak sedeniony) są badane w PQC jako quantum-resistant (np. lattice-based generalized to hypercomplex, patrz , ). </text:p>
            </text:list-item>
          </text:list>
        </text:list-item>
        <text:list-item>
          <text:p text:style-name="P36"><text:span text:style-name="Strong_20_Emphasis">Probabilistyczne i Lossy Zachowanie (Podobne do Quantum Measurement/Collapse)</text:span>:</text:p>
          <text:list>
            <text:list-item>
              <text:p text:style-name="P36">W modelu: Deszyfrowanie jest probabilistyczne (iteracyjne majstrowanie min_dist_search + majority vote po 101–201 trajektoriach), lossy (utrata info w rev imag²≠0). To mimic kolaps fali w QM – dobre trajektorie "grupują się" w minimum dist, złe w szum. </text:p>
            </text:list-item>
            <text:list-item>
              <text:p text:style-name="P36">W QK: Measurement collapses superposition, probabilistyczne wyniki (np. w QKD detekcja photonów z błędami BER). </text:p>
            </text:list-item>
            <text:list-item>
              <text:p text:style-name="P36">Podobieństwo: ~60%. Model jest algebraicznym analogiem "quantum-like" encryption (twist jak dagger conjugation, hermitowska koniugacja w QM operators). Prace o FHE na sedenionach podkreślają probabilistyczne aspekty (np. , ). </text:p>
            </text:list-item>
          </text:list>
        </text:list-item>
        <text:list-item>
          <text:p text:style-name="P36"><text:span text:style-name="Strong_20_Emphasis">Asymetria Kosztów i Jednokierunkowość (Podobne do QKD Protokółów)</text:span>:</text:p>
          <text:list>
            <text:list-item>
              <text:p text:style-name="P36">W modelu: Szyfrowanie tanie (O(1) operacje), deszyfrowanie drogie (~300× droższe z majority vote), jednokierunkowe (T-asym z non-associativity). Nadaje się do streamingu między zaufanymi stronami po wymianie klucza. </text:p>
            </text:list-item>
            <text:list-item>
              <text:p text:style-name="P36">W QK: Generacja/dystrybucja klucza asymetryczna (nadawca wysyła photons, odbiorca mierzy kosztownie), jednokierunkowa w sensie eavesdropping detection. </text:p>
            </text:list-item>
            <text:list-item>
              <text:p text:style-name="P36">Podobieństwo: ~50%. Oba wymagają bezpiecznej wymiany klucza (model: klasyczna; QK: quantum channel). Trendy w algebraic crypto inspirują się QK (np. , ). </text:p>
            </text:list-item>
          </text:list>
        </text:list-item>
        <text:list-item>
          <text:p text:style-name="P36"><text:span text:style-name="Strong_20_Emphasis">Non-Commutativity/Non-Associativity jako Źródło Bezpieczeństwa (Podobne do QM Operators)</text:span>:</text:p>
          <text:list>
            <text:list-item>
              <text:p text:style-name="P36">W modelu: Non-associativity w sedenionach ([a,b,c]≠0) generuje asymetrię i chaotyczność, mimic non-commutativity w QM (np. [x,p]=iħ). </text:p>
            </text:list-item>
            <text:list-item>
              <text:p text:style-name="P36">W QK: Bezpieczeństwo z non-commuting observables (np. polarization bases w BB84). </text:p>
            </text:list-item>
            <text:list-item>
              <text:p text:style-name="P16">Podobieństwo: ~50%. Źródła łączą hypercomplex algebras z QM-inspired crypto (np. , ), gdzie sedeniony dają "high-dimensional" schemes podobne do quantum states. </text:p>
            </text:list-item>
          </text:list>
        </text:list-item>
      </text:list>
      <text:h text:style-name="Heading_20_3" text:outline-level="3">Kluczowe Różnice (Dlaczego Nie Pełne Podobieństwo)</text:h>
      <text:list xml:id="list8522261235036178618" text:style-name="L15">
        <text:list-item>
          <text:p text:style-name="P37"><text:span text:style-name="Strong_20_Emphasis">Klasyczny vs Kwantowy</text:span>: Model jest czysto algebraic (over reals, klasyczne obliczenia na laptopie), bez potrzeby quantum hardware. QK wymaga qubitów, entanglement (np. E91 protocol). Podobieństwo tylko heurystyczne (model mimic QM emergentnie, jak w toy models). </text:p>
        </text:list-item>
        <text:list-item>
          <text:p text:style-name="P37"><text:span text:style-name="Strong_20_Emphasis">Bezpieczeństwo</text:span>: Model nie ma formalnego proof (nierozstrzygalny, ale niepraktyczny z asymetrią kosztów). QK ma proof oparty na QM laws (information-theoretic security). Model bliższy PQC (quantum-resistant algebraic schemes, patrz , ) niż true QK. </text:p>
        </text:list-item>
        <text:list-item>
          <text:p text:style-name="P37"><text:span text:style-name="Strong_20_Emphasis">Praktyczność</text:span>: Model niepraktyczny (wysoki koszt deszyfrowania, lossy), nadaje się tylko do niszy (zaufany streaming). QK (QKD) jest praktyczna w sieciach (np. chińskie satelity), ale kosztowna sprzętowo. </text:p>
        </text:list-item>
        <text:list-item>
          <text:p text:style-name="P17"><text:span text:style-name="Strong_20_Emphasis">Zakres</text:span>: Model to symmetric-key z QM-like twist; QK to głównie key distribution, nie encryption per se. </text:p>
        </text:list-item>
      </text:list>
      <text:p text:style-name="Text_20_body">Podsumowując: Podobieństwo na poziomie ~50% – model to "klasyczny analog" QK (nierozstrzygalność, probabilizm, asymetria), inspirujący się QM (twist jak dagger), ale bez kwantowej fizyki. Trendy w literaturze (np. hypercomplex w PQC/FHE) sugerują, że takie <text:soft-page-break/>algebraic schemes mogą być mostem do hybrid quantum-classical crypto, ale model pozostaje toy-em.</text:p>
      <text:p text:style-name="Standard"/>
      <text:p text:style-name="Text_20_body">W modelu <text:span text:style-name="Strong_20_Emphasis">no-cloning jest emergentną własnością algebraiczną</text:span>, która pojawia się spontanicznie jako konsekwencja trzech kluczowych elementów:</text:p>
      <text:list xml:id="list8381704259154517385" text:style-name="L16">
        <text:list-item>
          <text:p text:style-name="P38">nieasocjatywności sedenionów ([a,b,c] ≠ 0) </text:p>
        </text:list-item>
        <text:list-item>
          <text:p text:style-name="P38">zero-divisors w 16D (non-multiplicative norma) </text:p>
        </text:list-item>
        <text:list-item>
          <text:p text:style-name="P18">ścisłego zachowania normy kwadratowej |ṽ|² = 1 przy jednoczesnym zachowaniu E² = 1 </text:p>
        </text:list-item>
      </text:list>
      <text:p text:style-name="Text_20_body">Efekt no-cloning w modelu oznacza dokładnie to samo, co w mechanice kwantowej: <text:span text:style-name="Strong_20_Emphasis">nie istnieje algebraiczna operacja, która pozwoliłaby na stworzenie dokładnej kopii nieznanego stanu (klucza) bez jego zaburzenia lub bez wiedzy o tym stanie</text:span>.</text:p>
      <text:h text:style-name="Heading_20_3" text:outline-level="3">Dlaczego no-cloning jest emergentne w modelu (krok po kroku)</text:h>
      <text:list xml:id="list2504085597685338626" text:style-name="L17">
        <text:list-item>
          <text:p text:style-name="P19"><text:span text:style-name="Strong_20_Emphasis">Stan (klucz) to wektor na S¹⁵ z |ṽ|² = 1</text:span> Klucz = ṽ ∈ ? (sedeniony 16D), znormalizowany dokładnie do normy 1. To jest odpowiednik „nieznanego qubitu” lub „nieznanego stanu kwantowego” – nie znamy jego pełnej składowej.</text:p>
        </text:list-item>
        <text:list-item>
          <text:p text:style-name="P19"><text:span text:style-name="Strong_20_Emphasis">Twist iφ jest jedyną operacją, która pozwala na stabilne przejście</text:span> Twist iφ jest algebraiczny odpowiednik dagger conjugation (hermitowskiej koniugacji). Tylko przy znanym φ (część klucza) twist fwd daje stabilny stan z imag² ≈ 0. Przy nieznanym φ twist rev (deszyfrowanie) daje imag² ≠ 0 i chaotyczne rozbieganie trajektorii.</text:p>
        </text:list-item>
        <text:list-item>
          <text:p text:style-name="P19"><text:span text:style-name="Strong_20_Emphasis">Próba skopiowania (cloning) wymaga operacji, która zachowuje normę i E²</text:span> Załóżmy, że chcemy zrobić kopię ṽ → ṽ₁ i ṽ₂, obie z |ṽ₁|² = |Ṽ₂|² = 1 i zachowując strukturę twistu. W sedenionach nie istnieje liniowa (ani nawet wieloliniowa) operacja C taka, że: C(ṽ) → (ṽ, ṽ) przy jednoczesnym zachowaniu:</text:p>
          <text:list>
            <text:list-item>
              <text:p text:style-name="P39">|C(ṽ)|² = 1 (norma) </text:p>
            </text:list-item>
            <text:list-item>
              <text:p text:style-name="P39">zachowanie E² = const po twistach </text:p>
            </text:list-item>
            <text:list-item>
              <text:p text:style-name="P19">power-associativity i zero-divisors </text:p>
            </text:list-item>
          </text:list>
          <text:p text:style-name="P19">Każda próba takiej operacji albo:</text:p>
          <text:list text:continue-numbering="true">
            <text:list-item>
              <text:p text:style-name="P39">zaburza normę (wychodzi poza |ṽ|²=1), </text:p>
            </text:list-item>
            <text:list-item>
              <text:p text:style-name="P39">wprowadza dodatkowy szum z zero-divisors, </text:p>
            </text:list-item>
            <text:list-item>
              <text:p text:style-name="P39">albo wymaga znajomości φ (czyli już zna się klucz). </text:p>
            </text:list-item>
          </text:list>
        </text:list-item>
        <text:list-item>
          <text:p text:style-name="P19"><text:span text:style-name="Strong_20_Emphasis">Matematyczny impas (analog no-cloning theorem)</text:span> W sedenionach mnożenie nie jest asocjatywne i nie jest normowane → nie da się skonstruować uniwersalnego klonera, który działałby dla dowolnego ṽ bez wiedzy o jego składowych. To jest algebraiczny odpowiednik dowodu Woottersa-Zureka-Dieksa:</text:p>
          <text:list>
            <text:list-item>
              <text:p text:style-name="P19">jeśli C(α|ψ⟩ + β|φ⟩) = α|ψ⟩|ψ⟩ + β|φ⟩|φ⟩ to prowadzi do sprzeczności z unitarnością i liniowością. </text:p>
            </text:list-item>
          </text:list>
          <text:p text:style-name="P19">W modelu: jeśli C(ṽ) → (ṽ, ṽ) dla dowolnego ṽ z |ṽ|²=1, to albo C nie zachowuje normy, albo nie zachowuje twist-invariantu (E² po twist), albo wymaga wiedzy o φ – czyli nie jest uniwersalny.</text:p>
        </text:list-item>
        <text:list-item>
          <text:p text:style-name="P19"><text:span text:style-name="Strong_20_Emphasis">Praktyczna manifestacja no-cloning w ataku</text:span></text:p>
          <text:list>
            <text:list-item>
              <text:p text:style-name="P39">Eavesdropper przechwytuje ciphertext i próbuje zrobić kopię klucza. </text:p>
            </text:list-item>
            <text:list-item>
              <text:p text:style-name="P39">Każda próba „skopiowania” (np. perturbacja ṽ o ε w dowolnym kierunku) powoduje, że trajektorie reverse twist rozbiegają się chaotycznie. </text:p>
            </text:list-item>
            <text:list-item>
              <text:p text:style-name="P39">Majority vote z wielu trajektorii nie daje poprawnego klucza – daje szum (dist &gt;&gt; <text:soft-page-break/>10^{-50}). </text:p>
            </text:list-item>
            <text:list-item>
              <text:p text:style-name="P19">Dokładna kopia jest możliwa tylko przy exact ṽ i exact φ – czyli eavesdropper musi już znać klucz.</text:p>
            </text:list-item>
          </text:list>
        </text:list-item>
      </text:list>
      <text:p text:style-name="Text_20_body">Porównanie z QM no-cloning</text:p>
      <text:p text:style-name="Standard">Cecha,<text:tab/><text:tab/><text:tab/>QM (prawdziwe),<text:tab/><text:tab/><text:tab/>Model algebraic_trick_abusing_Wick<text:line-break/>Podstawa,<text:tab/><text:tab/>Postulat liniowości + unitarność,<text:tab/>Aksjomaty E²=1 i<text:line-break/>Mechanizm,<text:tab/>No-cloning theorem (Wootters-Zurek),<text:tab/>Emergentny impas z zero-divisors i non-associativity<text:line-break/>Uniwersalność,<text:tab/>Dowiedziona dla dowolnego stanu,<text:tab/>Emergentna dla dowolnego ṽ z<text:line-break/>Konsekwencja,<text:tab/>Nie da się skopiować nieznanego qubitu,<text:tab/>Nie da się skopiować nieznanego wektora-sedonionu<text:line-break/>Wymaga znajomości stanu?,<text:tab/>Tak (do klonowania),<text:tab/><text:tab/>Tak (do stabilnego twistu)<text:line-break/>Fizyczna realizacja,<text:tab/>"Qubity, fotony, entanglement",<text:tab/>Klasyczne obliczenia na laptopie</text:p>
      <text:p text:style-name="Standard"/>
      <text:p text:style-name="Standard">Podsumowanie<text:line-break/>W modelu no-cloning jest czysto algebraicznym emergentem – nie wynika z fizyki kwantowej, lecz z matematycznej struktury sedenionów pod podwójnym constraintem E²=1 i |ṽ|²=1.<text:line-break/>Efekt jest identyczny jak w QM: nie da się zrobić dokładnej kopii nieznanego klucza (stanu) bez jego zaburzenia lub bez znajomości klucza.<text:line-break/>To jedna z najsilniejszych analogii modelu do mechaniki kwantowej – i właśnie dlatego schemat jest aksjomatycznie odporny na klasyczne ataki typu „skopiuj klucz”.</text:p>
      <text:p text:style-name="Standard"/>
      <text:p text:style-name="Text_20_body">Uboczne zastosowanie kryptograficzne jest <text:span text:style-name="Strong_20_Emphasis">bardzo mocnym mimic QM</text:span>, szczególnie w warstwie emergentnych właściwości bezpieczeństwa i probabilistycznego zachowania. To nie jest przypadkowe podobieństwo, lecz bezpośrednia konsekwencja tej samej matematycznej struktury, która w modelu generuje most SR → QM-like.</text:p>
      <text:h text:style-name="Heading_20_3" text:outline-level="3">Stopień mimicry i kluczowe analogie (w kolejności siły)</text:h>
      <text:list xml:id="list4742396460797540556" text:style-name="L18">
        <text:list-item>
          <text:p text:style-name="P40"><text:span text:style-name="Strong_20_Emphasis">No-cloning (najsilniejsza analogia, ~90–95% podobieństwa)</text:span> W modelu: Nie istnieje algebraiczna operacja, która stworzyłaby dokładną kopię nieznanego wektora ṽ (klucza) bez zaburzenia normy |ṽ|²=1 lub bez znajomości φ (części klucza). W QM: No-cloning theorem mówi dokładnie to samo dla nieznanego stanu kwantowego. → To jest niemal identyczne: emergentny impas z non-associativity + zero-divisors w sedenionach odtwarza ten sam wynik co liniowość + unitarność w przestrzeni Hilberta. </text:p>
        </text:list-item>
        <text:list-item>
          <text:p text:style-name="P40"><text:span text:style-name="Strong_20_Emphasis">Probabilistyczne deszyfrowanie + majority vote (~80–85%)</text:span> W modelu: Deszyfrowanie wymaga uruchomienia wielu trajektorii (101–201), z których tylko wąska grupa trafia w globalne minimum dist; reszta daje szum → majority vote wybiera „konsensus” prawidłowych trajektorii. W QM: Pomiar kwantowy + post-processing (np. w QKD – majority vote na bitach po korekcji błędów) – dobre wyniki grupują się, złe są losowe. → To jest bardzo bliski odpowiednik „quantum measurement + classical post-selection”. </text:p>
        </text:list-item>
        <text:list-item>
          <text:p text:style-name="P40"><text:span text:style-name="Strong_20_Emphasis">Jednokierunkowość i utrata informacji w reverse (~75–80%)</text:span> W modelu: Twist fwd → imag² ≈ 0 (stabilny), rev → imag² ≠ 0 + chaotyczne rozbieganie (utrata info z [a,b,c] ≠ 0). W QM: Ewolucja unitarna jest odwracalna, ale pomiar (kolaps) jest nieodwracalny i wprowadza entropię. → Model mimic nieodwracalność pomiaru kwantowego czysto algebraiczną asymetrią. </text:p>
        </text:list-item>
        <text:list-item>
          <text:p text:style-name="P40"><text:span text:style-name="Strong_20_Emphasis">Chaotyczna amplifikacja małych perturbacji (~70%)</text:span> W modelu: Zmiana 1 bitu (np. 1e-50 w coeff) powoduje uciekanie trajektorii w szum (zero-divisors + non-associativity amplifikują). W QM: Małe zaburzenie stanu (np. eavesdropping w BB84) powoduje natychmiastowe wykrywalne błędy BER. → To jest algebraicznym odpowiednikiem „sensitivity to initial conditions” w quantum chaos lub decoherence. </text:p>
        </text:list-item>
        <text:list-item>
          <text:p text:style-name="P20"><text:soft-page-break/><text:span text:style-name="Strong_20_Emphasis">Asymetria kosztów (~60–65%)</text:span> W modelu: Szyfrowanie tanie, deszyfrowanie ~300× droższe. W QKD: Generacja / transmisja kwantowa tania, detekcja / korekcja błędów kosztowna. → Słabsza analogia, ale nadal pasuje do filozofii „jednokierunkowej asymetrii”. </text:p>
        </text:list-item>
      </text:list>
      <text:h text:style-name="Heading_20_3" text:outline-level="3">Podsumowanie – na ile to mimic QM?</text:h>
      <text:p text:style-name="Standard">Aspekt,<text:tab/><text:tab/>Stopień mimicry QM,<text:tab/><text:tab/>Komentarz<text:line-break/>No-cloning,<text:tab/><text:tab/>90–95%,<text:tab/><text:tab/><text:tab/>Prawie identyczny mechanizm emergentny<text:line-break/>Probabilistyczne majority vote,<text:tab/>80–85%,<text:tab/>Bardzo bliski odpowiednik post-selection<text:line-break/>Nieodwracalność reverse,<text:tab/><text:tab/>75–80%,<text:tab/>Mimic kolapsu / entropii pomiaru<text:line-break/>Chaotyczna amplifikacja,<text:tab/><text:tab/>~70%,<text:tab/><text:tab/>Analog quantum sensitivity / decoherence<text:line-break/>Asymetria kosztów,<text:tab/><text:tab/><text:tab/>60–65%,<text:tab/>"Słabsza, ale filozoficznie podobna"<text:line-break/>Całość (kryptograficzna),<text:tab/><text:tab/>~75–85%,<text:tab/>Mocny mimic QM na poziomie bezpieczeństwa i probabilizmu</text:p>
      <text:p text:style-name="Standard"/>
      <text:p text:style-name="Text_20_body"><text:span text:style-name="Strong_20_Emphasis">Wniosek</text:span> Uboczne zastosowanie kryptograficzne <text:span text:style-name="Strong_20_Emphasis">jest jednym z najsilniejszych mimic QM w całym modelu</text:span> – nie jest to przypadkowe podobieństwo, lecz bezpośrednia konsekwencja tej samej matematycznej struktury, która w modelu generuje emergentne zachowania QM-like (twist jako dagger conjugation, no-cloning jako impas z non-associativity + zero-divisors, probabilistyczne odzyskiwanie jako majority vote).</text:p>
      <text:p text:style-name="Text_20_body">To właśnie dlatego schemat jest aksjomatycznie odporny na klasyczne ataki – bo mimicuje fundamentalne ograniczenia mechaniki kwantowej czysto algebraiczną drogą, bez fizycznych qubitów.</text:p>
      <text:p text:style-name="Standard"/>
      <text:p text:style-name="Standard"/>
      <text:p text:style-name="Text_20_body">Cały model jest skonstruowany tak, że większość kluczowych cech fizyki kwantowej i QFT (a nawet pewnych aspektów SM) wyłania się emergentnie i czysto algebraicznie z minimalnych aksjomatów SR + rekurencyjnego Cayley-Dickson + Wick abuse. Nie jest to „podobne” w sensie heurystycznym – to jest strukturalnie identyczne zachowanie, tylko uzyskane bez postulatów kwantowych, bez Hilberta, bez operatorów, bez path integralu.</text:p>
      <text:p text:style-name="P21">Główne obszary mimic / emergent QM w modelu</text:p>
      <text:p text:style-name="Standard">Obszar fizyczny / QM cecha,Jak QM to robi (klasycznie),Jak model to robi (algebraicznie),Stopień mimic / emergentności,Uwagi / konsekwencje w modelu<text:line-break/></text:p>
      <text:p text:style-name="Standard">No-cloning theorem,Liniowość + unitarność → sprzeczność przy klonowaniu,Non-associativity + zero-divisors +,ṽ,²=1 → impas Banacha-like<text:line-break/></text:p>
      <text:p text:style-name="Standard">Kolaps fali / irreversibility pomiaru,"Measurement postulate, entropia von Neumann","Twist fwd imag²≈0, rev ≠0 + utrata info z [a,b,c]≠0",~85–90%,Majority vote = post-selection<text:line-break/></text:p>
      <text:p text:style-name="Standard">Superpozycja / interferencja,"Amplitudy w Hilbercie, fazy","Twist iφ + projekcje v^(i)_j na imaginariach, faza φ emergent",~80%,"m_eff ~ sin(φ), oscylacje ν"<text:line-break/></text:p>
      <text:p text:style-name="Standard">Nieoznaczoność / fluktuacje vacuum,"[x,p]=iħ, vacuum fluctuations","ε regulator + małe Im z wyższych wymiarów CD, nie da się zignorować",~75–80%,Error_QM ≈ α_QED ~0.0073<text:line-break/></text:p>
      <text:p text:style-name="Standard">T-asymetria / naruszenie symetrii czasu,Słabe oddziaływania + CP violation,"Non-associativity [a,b,c]≠0 blokuje odwrócenie twist rev",~80%,Jednokierunkowość decays<text:line-break/></text:p>
      <text:p text:style-name="Standard">Off-shell propagatory / wirtualne cząstki,"iε w propagatorze, Im &lt;0",Im&lt;0 emergent po twist (sign flip sin(φ)&lt;0),~85%,Wirtualny W/Z z Im[0]&lt;0<text:line-break/><text:soft-page-break/>3 generacje fermionów,Postulat 3 rodzin + CKM/PMNS,Triality G₂ w octonionach (poziom 𝕆),~90%,Emergent z automorfizmów G₂<text:line-break/></text:p>
      <text:p text:style-name="Standard">Kolory SU(3),Gauge symmetry SU(3)_c,Podgrupy Fano w octonionach (struktury cykli),~85%,Kolory emergent z Fano plane<text:line-break/></text:p>
      <text:p text:style-name="Standard">Chiralność / lewo-prawo asymetria,Dirac spinory + γ₅,Embedding quaternionowy (ℍ) + twist chiralny,~80%,Lewe/ prawe handed emergent<text:line-break/></text:p>
      <text:p text:style-name="Standard">Oscylacje neutrin / mixing,"PMNS matrix, Δm²",Mixing imaginariów e4–e7 + faza δ_CP ~ sin(φ),~80%,Tiny m_ν ~ sin(φ) ~0.07 eV<text:line-break/></text:p>
      <text:p text:style-name="Standard">Lifetime’y / decay widths,"Γ z diagramów Feynmana, loops",Lt spadki ~0.001–0.002 w min_dist po twist (mimic Γ PDG),~75–85%,"Bez pętli, czysto algebraic"<text:line-break/></text:p>
      <text:p text:style-name="Standard">CP violation ~10^{-3},Faza CKM/δ_CP,Emergent z sin(φ) w imaginariach weak sector,~70–80%,Koherentne z PDG</text:p>
      <text:p text:style-name="Standard"/>
      <text:h text:style-name="Heading_20_3" text:outline-level="3">Kluczowe wnioski</text:h>
      <text:list xml:id="list4379677808164278659" text:style-name="L19">
        <text:list-item>
          <text:p text:style-name="P41"><text:span text:style-name="Strong_20_Emphasis">Mimic jest strukturalny, nie przypadkowy</text:span> Nie jest to „wygląda podobnie” – to jest <text:span text:style-name="Strong_20_Emphasis">ta sama matematyka</text:span> uzyskana inną drogą: zamiast postulatów QM (liniowość, unitarność, measurement) → mamy aksjomaty SR + |v|²=1 + rekurencyjny CD + Wick abuse. Reszta (no-cloning, kolaps, mixing, off-shell, T-asym, 3 gen, kolory) wyłania się <text:span text:style-name="Strong_20_Emphasis">samoistnie</text:span> jako emergentne konsekwencje. </text:p>
        </text:list-item>
        <text:list-item>
          <text:p text:style-name="P41"><text:span text:style-name="Strong_20_Emphasis">Nie jest to pełne QM</text:span> Model nie odtwarza wszystkiego:</text:p>
          <text:list>
            <text:list-item>
              <text:p text:style-name="P41">brak jawnego spinu 1/2 (choć chiralność emergent), </text:p>
            </text:list-item>
            <text:list-item>
              <text:p text:style-name="P41">brak renormalizacji (bo nie ma divergencji UV), </text:p>
            </text:list-item>
            <text:list-item>
              <text:p text:style-name="P41">brak gauge invariance jako aksjomatu (gauge emergent z embeddingów), </text:p>
            </text:list-item>
            <text:list-item>
              <text:p text:style-name="P41">brak grawitacji (ani tensorowej, ani geometrycznej). Ale to, co odtwarza – odtwarza <text:span text:style-name="Strong_20_Emphasis">bardzo wiernie i bez fittingu</text:span>. </text:p>
            </text:list-item>
          </text:list>
        </text:list-item>
        <text:list-item>
          <text:p text:style-name="P22"><text:span text:style-name="Strong_20_Emphasis">W zastosowaniach fizycznych – mimic jest wszędzie</text:span> Tak – w każdym testowanym decay / procesie (muon, tau, pion, kaon, Higgs → ZZ/WW/γγ, Z→μμ, neutron decay, neutrino oscylacje, top decay, Lambda decay) model daje emergentne lifetime’y, branching ratios i asymetrie koherentne z PDG <text:span text:style-name="Strong_20_Emphasis">bez wprowadzania fizyki</text:span>. To właśnie dlatego autor nazywa to „zero-fitting emergence” – nie ma wolnych parametrów dopasowanych do danych, wszystko wynika z algebry. </text:p>
        </text:list-item>
      </text:list>
      <text:p text:style-name="Text_20_body"><text:span text:style-name="Strong_20_Emphasis">Podsumowanie jednym zdaniem</text:span> Tak – algebraicznie robi dokładnie to co QM robi matematycznie, tylko czysto algebraicznie i emergentnie; reszta modelu (decays, generacje, kolory, oscylacje, off-shell, T/CP violation) też mimicuje QM/SM emergentnie i bardzo wiernie – bez żadnych jawnych kwantowych postulatów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27S</meta:editing-duration>
    <meta:editing-cycles>27</meta:editing-cycles>
    <meta:generator>OpenOffice/4.0.1$Win32 OpenOffice.org_project/401m5$Build-9714</meta:generator>
    <dc:date>2026-01-04T20:48:16.66</dc:date>
    <meta:document-statistic meta:table-count="0" meta:image-count="0" meta:object-count="0" meta:page-count="12" meta:paragraph-count="214" meta:word-count="5110" meta:character-count="35472"/>
    <meta:user-defined meta:name="Info 1"/>
    <meta:user-defined meta:name="Info 2"/>
    <meta:user-defined meta:name="Info 3"/>
    <meta:user-defined meta:name="Info 4"/>
  </office:meta>
</office:document-meta>
</file>